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24de1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54938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795ae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a7c69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b56ba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e6377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c8438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0ff21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11dee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60832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695e0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7c806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9bfcf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a8b35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bd45a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cfa49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efd27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f98b4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1232e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64b0a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694c1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80c49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96616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a7b06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c5031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df94c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12e33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3ecfe" officeooo:paragraph-rsid="0033ecfe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4ee86b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4ee86b" officeooo:paragraph-rsid="0052e892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33ecfe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5f116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5747a8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ab2377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3ecfe" officeooo:paragraph-rsid="00af2098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normal" officeooo:rsid="00378880" officeooo:paragraph-rsid="00378880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43ba6" officeooo:paragraph-rsid="00343ba6" fo:background-color="transparen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80e869" fo:background-color="transparen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823def" fo:background-color="transparen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378880" officeooo:paragraph-rsid="00831024" fo:background-color="transparen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bb56ba" fo:background-color="transparen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9bfcf" fo:background-color="transparen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de1d81" fo:background-color="transparen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5f06d" officeooo:paragraph-rsid="0052e892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ccfa49" fo:background-color="#fff200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e3a458" fo:background-color="#fff200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officeooo:paragraph-rsid="0052e892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paragraph-rsid="0052e892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style:font-weight-asian="bold" style:font-weight-complex="bold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3ecfe" officeooo:paragraph-rsid="0033ecfe" style:font-weight-asian="bold" style:font-weight-complex="bold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5bcea" officeooo:paragraph-rsid="0035bcea" style:font-weight-asian="bold" style:font-weight-complex="bold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378880" style:font-weight-asian="bold" style:font-weight-complex="bold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c95f11" officeooo:paragraph-rsid="00c95f11" style:font-weight-asian="bold" style:font-weight-complex="bold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fo:background-color="transparent" style:font-weight-asian="bold" style:font-weight-complex="bold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317553" fo:background-color="transparent" style:font-weight-asian="bold" style:font-weight-complex="bold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2.004cm"/>
        </style:tab-stops>
      </style:paragraph-properties>
      <style:text-properties style:font-name="Comic Sans MS" style:text-underline-style="solid" style:text-underline-width="auto" style:text-underline-color="font-color" fo:font-weight="bold" officeooo:rsid="0015f06d" officeooo:paragraph-rsid="0052e892" fo:background-color="transparent" style:font-weight-asian="bold" style:font-weight-complex="bold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weight="normal" officeooo:rsid="004ee86b" officeooo:paragraph-rsid="0052e892" fo:background-color="transparent" style:font-weight-asian="normal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omic Sans MS" fo:font-weight="normal" officeooo:rsid="001f8fad" officeooo:paragraph-rsid="0052e892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378880" officeooo:paragraph-rsid="00511f42" style:font-weight-asian="bold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weight="bold" officeooo:rsid="0015f06d" officeooo:paragraph-rsid="0052e892" style:font-weight-asian="bold" style:font-weight-complex="bold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officeooo:rsid="001fe037" officeooo:paragraph-rsid="00690472"/>
    </style:style>
    <style:style style:name="P67" style:family="paragraph" style:parent-style-name="Standard">
      <style:paragraph-properties fo:text-align="justify" style:justify-single-word="false"/>
      <style:text-properties style:font-name="Comic Sans MS" officeooo:rsid="001f8fad" officeooo:paragraph-rsid="0052e892"/>
    </style:style>
    <style:style style:name="P68" style:family="paragraph" style:parent-style-name="Standard">
      <style:paragraph-properties fo:text-align="justify" style:justify-single-word="false"/>
      <style:text-properties style:font-name="Comic Sans MS" officeooo:rsid="0015f06d" officeooo:paragraph-rsid="0052e892"/>
    </style:style>
    <style:style style:name="P69" style:family="paragraph" style:parent-style-name="Table_20_Contents">
      <style:paragraph-properties fo:text-align="center" style:justify-single-word="false"/>
      <style:text-properties style:font-name="Comic Sans MS" fo:font-weight="bold" officeooo:rsid="00413251" officeooo:paragraph-rsid="0052e892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omic Sans MS" officeooo:rsid="00413251" officeooo:paragraph-rsid="0052e892"/>
    </style:style>
    <style:style style:name="P7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101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8fad" officeooo:paragraph-rsid="0054710a" fo:background-color="transparent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fo:font-weight="bold" officeooo:rsid="001fe037" officeooo:paragraph-rsid="00e3a458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24f" style:font-weight-asian="bold" style:font-weight-complex="bold"/>
    </style:style>
    <style:style style:name="T3" style:family="text">
      <style:text-properties fo:font-weight="bold" officeooo:rsid="0030820d" style:font-weight-asian="bold" style:font-weight-complex="bold"/>
    </style:style>
    <style:style style:name="T4" style:family="text">
      <style:text-properties fo:font-weight="bold" officeooo:rsid="00317553" style:font-weight-asian="bold" style:font-weight-complex="bold"/>
    </style:style>
    <style:style style:name="T5" style:family="text">
      <style:text-properties fo:font-weight="bold" officeooo:rsid="0038a590" style:font-weight-asian="bold" style:font-weight-complex="bold"/>
    </style:style>
    <style:style style:name="T6" style:family="text">
      <style:text-properties fo:font-weight="bold" officeooo:rsid="003c8d70" style:font-weight-asian="bold" style:font-weight-complex="bold"/>
    </style:style>
    <style:style style:name="T7" style:family="text">
      <style:text-properties fo:font-weight="bold" officeooo:rsid="003d70f8" style:font-weight-asian="bold" style:font-weight-complex="bold"/>
    </style:style>
    <style:style style:name="T8" style:family="text">
      <style:text-properties fo:font-weight="bold" officeooo:rsid="004a5804" style:font-weight-asian="bold" style:font-weight-complex="bold"/>
    </style:style>
    <style:style style:name="T9" style:family="text">
      <style:text-properties fo:font-weight="bold" officeooo:rsid="00511f42" style:font-weight-asian="bold" style:font-weight-complex="bold"/>
    </style:style>
    <style:style style:name="T10" style:family="text">
      <style:text-properties fo:font-weight="bold" officeooo:rsid="0052e892" style:font-weight-asian="bold" style:font-weight-complex="bold"/>
    </style:style>
    <style:style style:name="T11" style:family="text">
      <style:text-properties fo:font-weight="bold" officeooo:rsid="0015f06d" style:font-weight-asian="bold" style:font-weight-complex="bold"/>
    </style:style>
    <style:style style:name="T12" style:family="text">
      <style:text-properties fo:font-weight="bold" officeooo:rsid="0055f116" style:font-weight-asian="bold" style:font-weight-complex="bold"/>
    </style:style>
    <style:style style:name="T13" style:family="text">
      <style:text-properties fo:font-weight="bold" officeooo:rsid="0066df0a" style:font-weight-asian="bold" style:font-weight-complex="bold"/>
    </style:style>
    <style:style style:name="T14" style:family="text">
      <style:text-properties fo:font-weight="bold" officeooo:rsid="006c7ae0" style:font-weight-asian="bold" style:font-weight-complex="bold"/>
    </style:style>
    <style:style style:name="T15" style:family="text">
      <style:text-properties fo:font-weight="bold" officeooo:rsid="0075892a" style:font-weight-asian="bold" style:font-weight-complex="bold"/>
    </style:style>
    <style:style style:name="T16" style:family="text">
      <style:text-properties fo:font-weight="bold" officeooo:rsid="007767e3" style:font-weight-asian="bold" style:font-weight-complex="bold"/>
    </style:style>
    <style:style style:name="T17" style:family="text">
      <style:text-properties fo:font-weight="bold" officeooo:rsid="0078f765" style:font-weight-asian="bold" style:font-weight-complex="bold"/>
    </style:style>
    <style:style style:name="T18" style:family="text">
      <style:text-properties fo:font-weight="bold" officeooo:rsid="00343ba6" style:font-weight-asian="bold" style:font-weight-complex="bold"/>
    </style:style>
    <style:style style:name="T19" style:family="text">
      <style:text-properties fo:font-weight="bold" officeooo:rsid="007eadac" style:font-weight-asian="bold" style:font-weight-complex="bold"/>
    </style:style>
    <style:style style:name="T20" style:family="text">
      <style:text-properties fo:font-weight="bold" officeooo:rsid="007f6d6d" style:font-weight-asian="bold" style:font-weight-complex="bold"/>
    </style:style>
    <style:style style:name="T21" style:family="text">
      <style:text-properties fo:font-weight="bold" officeooo:rsid="0080e833" style:font-weight-asian="bold" style:font-weight-complex="bold"/>
    </style:style>
    <style:style style:name="T22" style:family="text">
      <style:text-properties fo:font-weight="bold" officeooo:rsid="0080e869" style:font-weight-asian="bold" style:font-weight-complex="bold"/>
    </style:style>
    <style:style style:name="T23" style:family="text">
      <style:text-properties fo:font-weight="bold" officeooo:rsid="0033ecfe" style:font-weight-asian="bold" style:font-weight-complex="bold"/>
    </style:style>
    <style:style style:name="T24" style:family="text">
      <style:text-properties fo:font-weight="bold" officeooo:rsid="00831024" style:font-weight-asian="bold" style:font-weight-complex="bold"/>
    </style:style>
    <style:style style:name="T25" style:family="text">
      <style:text-properties fo:font-weight="bold" officeooo:rsid="008cfb3c" style:font-weight-asian="bold" style:font-weight-complex="bold"/>
    </style:style>
    <style:style style:name="T26" style:family="text">
      <style:text-properties fo:font-weight="bold" officeooo:rsid="0097f5c2" style:font-weight-asian="bold" style:font-weight-complex="bold"/>
    </style:style>
    <style:style style:name="T27" style:family="text">
      <style:text-properties fo:font-weight="bold" officeooo:rsid="0098f52c" style:font-weight-asian="bold" style:font-weight-complex="bold"/>
    </style:style>
    <style:style style:name="T28" style:family="text">
      <style:text-properties fo:font-weight="bold" officeooo:rsid="00a11238" style:font-weight-asian="bold" style:font-weight-complex="bold"/>
    </style:style>
    <style:style style:name="T29" style:family="text">
      <style:text-properties fo:font-weight="bold" officeooo:rsid="00a27d17" style:font-weight-asian="bold" style:font-weight-complex="bold"/>
    </style:style>
    <style:style style:name="T30" style:family="text">
      <style:text-properties fo:font-weight="bold" officeooo:rsid="00a3a9a0" style:font-weight-asian="bold" style:font-weight-complex="bold"/>
    </style:style>
    <style:style style:name="T31" style:family="text">
      <style:text-properties fo:font-weight="bold" officeooo:rsid="00a43a78" style:font-weight-asian="bold" style:font-weight-complex="bold"/>
    </style:style>
    <style:style style:name="T32" style:family="text">
      <style:text-properties fo:font-weight="bold" officeooo:rsid="00a527c4" style:font-weight-asian="bold" style:font-weight-complex="bold"/>
    </style:style>
    <style:style style:name="T33" style:family="text">
      <style:text-properties fo:font-weight="bold" officeooo:rsid="00b54938" style:font-weight-asian="bold" style:font-weight-complex="bold"/>
    </style:style>
    <style:style style:name="T34" style:family="text">
      <style:text-properties fo:font-weight="bold" officeooo:rsid="00b55815" style:font-weight-asian="bold" style:font-weight-complex="bold"/>
    </style:style>
    <style:style style:name="T35" style:family="text">
      <style:text-properties fo:font-weight="bold" officeooo:rsid="00ba192b" style:font-weight-asian="bold" style:font-weight-complex="bold"/>
    </style:style>
    <style:style style:name="T36" style:family="text">
      <style:text-properties fo:font-weight="bold" officeooo:rsid="00c01ba3" style:font-weight-asian="bold" style:font-weight-complex="bold"/>
    </style:style>
    <style:style style:name="T37" style:family="text">
      <style:text-properties fo:font-weight="bold" officeooo:rsid="00c0ff21" style:font-weight-asian="bold" style:font-weight-complex="bold"/>
    </style:style>
    <style:style style:name="T38" style:family="text">
      <style:text-properties fo:font-weight="bold" officeooo:rsid="00c34f3e" style:font-weight-asian="bold" style:font-weight-complex="bold"/>
    </style:style>
    <style:style style:name="T39" style:family="text">
      <style:text-properties fo:font-weight="bold" officeooo:rsid="00c60832" style:font-weight-asian="bold" style:font-weight-complex="bold"/>
    </style:style>
    <style:style style:name="T40" style:family="text">
      <style:text-properties fo:font-weight="bold" officeooo:rsid="00c695e0" style:font-weight-asian="bold" style:font-weight-complex="bold"/>
    </style:style>
    <style:style style:name="T41" style:family="text">
      <style:text-properties fo:font-weight="bold" officeooo:rsid="00c7865a" style:font-weight-asian="bold" style:font-weight-complex="bold"/>
    </style:style>
    <style:style style:name="T42" style:family="text">
      <style:text-properties fo:font-weight="bold" officeooo:rsid="00c7c806" style:font-weight-asian="bold" style:font-weight-complex="bold"/>
    </style:style>
    <style:style style:name="T43" style:family="text">
      <style:text-properties fo:font-weight="bold" officeooo:rsid="00c95f11" style:font-weight-asian="bold" style:font-weight-complex="bold"/>
    </style:style>
    <style:style style:name="T44" style:family="text">
      <style:text-properties fo:font-weight="bold" officeooo:rsid="00ca8b35" style:font-weight-asian="bold" style:font-weight-complex="bold"/>
    </style:style>
    <style:style style:name="T45" style:family="text">
      <style:text-properties fo:font-weight="bold" officeooo:rsid="00cbd45a" style:font-weight-asian="bold" style:font-weight-complex="bold"/>
    </style:style>
    <style:style style:name="T46" style:family="text">
      <style:text-properties fo:font-weight="bold" officeooo:rsid="00ccb0a8" style:font-weight-asian="bold" style:font-weight-complex="bold"/>
    </style:style>
    <style:style style:name="T47" style:family="text">
      <style:text-properties fo:font-weight="bold" officeooo:rsid="00cefd27" style:font-weight-asian="bold" style:font-weight-complex="bold"/>
    </style:style>
    <style:style style:name="T48" style:family="text">
      <style:text-properties fo:font-weight="bold" officeooo:rsid="00d64b0a" style:font-weight-asian="bold" style:font-weight-complex="bold"/>
    </style:style>
    <style:style style:name="T49" style:family="text">
      <style:text-properties fo:font-weight="bold" officeooo:rsid="00d694c1" style:font-weight-asian="bold" style:font-weight-complex="bold"/>
    </style:style>
    <style:style style:name="T50" style:family="text">
      <style:text-properties fo:font-weight="bold" officeooo:rsid="00d80c49" style:font-weight-asian="bold" style:font-weight-complex="bold"/>
    </style:style>
    <style:style style:name="T51" style:family="text">
      <style:text-properties fo:font-weight="bold" officeooo:rsid="00e12e33" style:font-weight-asian="bold" style:font-weight-complex="bold"/>
    </style:style>
    <style:style style:name="T52" style:family="text">
      <style:text-properties fo:font-weight="bold" officeooo:rsid="00e573aa" style:font-weight-asian="bold" style:font-weight-complex="bold"/>
    </style:style>
    <style:style style:name="T53" style:family="text">
      <style:text-properties fo:font-weight="bold" officeooo:rsid="00724e6d" style:font-weight-asian="bold" style:font-weight-complex="bold"/>
    </style:style>
    <style:style style:name="T54" style:family="text">
      <style:text-properties fo:font-weight="bold" officeooo:rsid="00e3a458" style:font-weight-asian="bold" style:font-weight-complex="bold"/>
    </style:style>
    <style:style style:name="T55" style:family="text">
      <style:text-properties fo:font-weight="bold" fo:background-color="#ffffff" loext:char-shading-value="0" style:font-weight-asian="bold" style:font-weight-complex="bold"/>
    </style:style>
    <style:style style:name="T56" style:family="text">
      <style:text-properties fo:font-weight="bold" officeooo:rsid="00d694c1" fo:background-color="#ffffff" loext:char-shading-value="0" style:font-weight-asian="bold" style:font-weight-complex="bold"/>
    </style:style>
    <style:style style:name="T57" style:family="text">
      <style:text-properties fo:font-weight="bold" officeooo:rsid="00de1d81" fo:background-color="#ffffff" loext:char-shading-value="0" style:font-weight-asian="bold" style:font-weight-complex="bold"/>
    </style:style>
    <style:style style:name="T58" style:family="text">
      <style:text-properties fo:font-weight="bold" fo:background-color="transparent" loext:char-shading-value="0" style:font-weight-asian="bold" style:font-weight-complex="bold"/>
    </style:style>
    <style:style style:name="T59" style:family="text">
      <style:text-properties fo:font-weight="bold" officeooo:rsid="0021c74e" fo:background-color="transparent" loext:char-shading-value="0" style:font-weight-asian="bold" style:font-weight-complex="bold"/>
    </style:style>
    <style:style style:name="T60" style:family="text">
      <style:text-properties fo:font-weight="bold" officeooo:rsid="00231850" fo:background-color="transparent" loext:char-shading-value="0" style:font-weight-asian="bold" style:font-weight-complex="bold"/>
    </style:style>
    <style:style style:name="T61" style:family="text">
      <style:text-properties fo:font-weight="bold" officeooo:rsid="0030820d" fo:background-color="transparent" loext:char-shading-value="0" style:font-weight-asian="bold" style:font-weight-complex="bold"/>
    </style:style>
    <style:style style:name="T62" style:family="text">
      <style:text-properties fo:font-weight="bold" officeooo:rsid="00511f42" fo:background-color="transparent" loext:char-shading-value="0" style:font-weight-asian="bold" style:font-weight-complex="bold"/>
    </style:style>
    <style:style style:name="T63" style:family="text">
      <style:text-properties fo:font-weight="bold" officeooo:rsid="0052e892" fo:background-color="transparent" loext:char-shading-value="0" style:font-weight-asian="bold" style:font-weight-complex="bold"/>
    </style:style>
    <style:style style:name="T64" style:family="text">
      <style:text-properties fo:font-weight="bold" officeooo:rsid="006b78d4" fo:background-color="transparent" loext:char-shading-value="0" style:font-weight-asian="bold" style:font-weight-complex="bold"/>
    </style:style>
    <style:style style:name="T65" style:family="text">
      <style:text-properties fo:font-weight="bold" officeooo:rsid="006e9dcf" fo:background-color="transparent" loext:char-shading-value="0" style:font-weight-asian="bold" style:font-weight-complex="bold"/>
    </style:style>
    <style:style style:name="T66" style:family="text">
      <style:text-properties fo:font-weight="bold" officeooo:rsid="008cfb3c" fo:background-color="transparent" loext:char-shading-value="0" style:font-weight-asian="bold" style:font-weight-complex="bold"/>
    </style:style>
    <style:style style:name="T67" style:family="text">
      <style:text-properties fo:font-weight="bold" officeooo:rsid="008eefca" fo:background-color="transparent" loext:char-shading-value="0" style:font-weight-asian="bold" style:font-weight-complex="bold"/>
    </style:style>
    <style:style style:name="T68" style:family="text">
      <style:text-properties fo:font-weight="bold" officeooo:rsid="0090b00a" fo:background-color="transparent" loext:char-shading-value="0" style:font-weight-asian="bold" style:font-weight-complex="bold"/>
    </style:style>
    <style:style style:name="T69" style:family="text">
      <style:text-properties fo:font-weight="bold" officeooo:rsid="008b12ef" fo:background-color="transparent" loext:char-shading-value="0" style:font-weight-asian="bold" style:font-weight-complex="bold"/>
    </style:style>
    <style:style style:name="T70" style:family="text">
      <style:text-properties fo:font-weight="bold" officeooo:rsid="00988d26" fo:background-color="transparent" loext:char-shading-value="0" style:font-weight-asian="bold" style:font-weight-complex="bold"/>
    </style:style>
    <style:style style:name="T71" style:family="text">
      <style:text-properties fo:font-weight="bold" officeooo:rsid="0015f06d" fo:background-color="transparent" loext:char-shading-value="0" style:font-weight-asian="bold" style:font-weight-complex="bold"/>
    </style:style>
    <style:style style:name="T72" style:family="text">
      <style:text-properties fo:font-weight="bold" officeooo:rsid="001db45d" fo:background-color="transparent" loext:char-shading-value="0" style:font-weight-asian="bold" style:font-weight-complex="bold"/>
    </style:style>
    <style:style style:name="T73" style:family="text">
      <style:text-properties fo:font-weight="bold" officeooo:rsid="00581351" fo:background-color="transparent" loext:char-shading-value="0" style:font-weight-asian="bold" style:font-weight-complex="bold"/>
    </style:style>
    <style:style style:name="T74" style:family="text">
      <style:text-properties fo:font-weight="bold" officeooo:rsid="00ab2377" fo:background-color="transparent" loext:char-shading-value="0" style:font-weight-asian="bold" style:font-weight-complex="bold"/>
    </style:style>
    <style:style style:name="T75" style:family="text">
      <style:text-properties fo:font-weight="bold" officeooo:rsid="00af2098" fo:background-color="transparent" loext:char-shading-value="0" style:font-weight-asian="bold" style:font-weight-complex="bold"/>
    </style:style>
    <style:style style:name="T76" style:family="text">
      <style:text-properties fo:font-weight="bold" officeooo:rsid="00b24de1" fo:background-color="transparent" loext:char-shading-value="0" style:font-weight-asian="bold" style:font-weight-complex="bold"/>
    </style:style>
    <style:style style:name="T77" style:family="text">
      <style:text-properties fo:font-weight="bold" officeooo:rsid="00215f24" fo:background-color="transparent" loext:char-shading-value="0" style:font-weight-asian="bold" style:font-weight-complex="bold"/>
    </style:style>
    <style:style style:name="T78" style:family="text">
      <style:text-properties fo:font-weight="bold" officeooo:rsid="00b795ae" fo:background-color="transparent" loext:char-shading-value="0" style:font-weight-asian="bold" style:font-weight-complex="bold"/>
    </style:style>
    <style:style style:name="T79" style:family="text">
      <style:text-properties fo:font-weight="bold" officeooo:rsid="00b7f5a6" fo:background-color="transparent" loext:char-shading-value="0" style:font-weight-asian="bold" style:font-weight-complex="bold"/>
    </style:style>
    <style:style style:name="T80" style:family="text">
      <style:text-properties fo:font-weight="bold" officeooo:rsid="00bb56ba" fo:background-color="transparent" loext:char-shading-value="0" style:font-weight-asian="bold" style:font-weight-complex="bold"/>
    </style:style>
    <style:style style:name="T81" style:family="text">
      <style:text-properties fo:font-weight="bold" officeooo:rsid="00bc8438" fo:background-color="transparent" loext:char-shading-value="0" style:font-weight-asian="bold" style:font-weight-complex="bold"/>
    </style:style>
    <style:style style:name="T82" style:family="text">
      <style:text-properties fo:font-weight="bold" officeooo:rsid="002f0d1a" fo:background-color="transparent" loext:char-shading-value="0" style:font-weight-asian="bold" style:font-weight-complex="bold"/>
    </style:style>
    <style:style style:name="T83" style:family="text">
      <style:text-properties fo:font-weight="bold" officeooo:rsid="00be6377" fo:background-color="transparent" loext:char-shading-value="0" style:font-weight-asian="bold" style:font-weight-complex="bold"/>
    </style:style>
    <style:style style:name="T84" style:family="text">
      <style:text-properties fo:font-weight="bold" officeooo:rsid="00c01ba3" fo:background-color="transparent" loext:char-shading-value="0" style:font-weight-asian="bold" style:font-weight-complex="bold"/>
    </style:style>
    <style:style style:name="T85" style:family="text">
      <style:text-properties fo:font-weight="bold" officeooo:rsid="00317553" fo:background-color="transparent" loext:char-shading-value="0" style:font-weight-asian="bold" style:font-weight-complex="bold"/>
    </style:style>
    <style:style style:name="T86" style:family="text">
      <style:text-properties fo:font-weight="bold" officeooo:rsid="00c2b3da" fo:background-color="transparent" loext:char-shading-value="0" style:font-weight-asian="bold" style:font-weight-complex="bold"/>
    </style:style>
    <style:style style:name="T87" style:family="text">
      <style:text-properties fo:font-weight="bold" officeooo:rsid="003c8d70" fo:background-color="transparent" loext:char-shading-value="0" style:font-weight-asian="bold" style:font-weight-complex="bold"/>
    </style:style>
    <style:style style:name="T88" style:family="text">
      <style:text-properties fo:font-weight="bold" officeooo:rsid="00c60832" fo:background-color="transparent" loext:char-shading-value="0" style:font-weight-asian="bold" style:font-weight-complex="bold"/>
    </style:style>
    <style:style style:name="T89" style:family="text">
      <style:text-properties fo:font-weight="bold" officeooo:rsid="00c9bfcf" fo:background-color="transparent" loext:char-shading-value="0" style:font-weight-asian="bold" style:font-weight-complex="bold"/>
    </style:style>
    <style:style style:name="T90" style:family="text">
      <style:text-properties fo:font-weight="bold" officeooo:rsid="00ccb0a8" fo:background-color="transparent" loext:char-shading-value="0" style:font-weight-asian="bold" style:font-weight-complex="bold"/>
    </style:style>
    <style:style style:name="T91" style:family="text">
      <style:text-properties fo:font-weight="bold" officeooo:rsid="003e68b9" fo:background-color="transparent" loext:char-shading-value="0" style:font-weight-asian="bold" style:font-weight-complex="bold"/>
    </style:style>
    <style:style style:name="T92" style:family="text">
      <style:text-properties fo:font-weight="bold" officeooo:rsid="00ccfa49" fo:background-color="transparent" loext:char-shading-value="0" style:font-weight-asian="bold" style:font-weight-complex="bold"/>
    </style:style>
    <style:style style:name="T93" style:family="text">
      <style:text-properties fo:font-weight="bold" officeooo:rsid="00cefd27" fo:background-color="transparent" loext:char-shading-value="0" style:font-weight-asian="bold" style:font-weight-complex="bold"/>
    </style:style>
    <style:style style:name="T94" style:family="text">
      <style:text-properties fo:font-weight="bold" officeooo:rsid="00d1232e" fo:background-color="transparent" loext:char-shading-value="0" style:font-weight-asian="bold" style:font-weight-complex="bold"/>
    </style:style>
    <style:style style:name="T95" style:family="text">
      <style:text-properties fo:font-weight="bold" officeooo:rsid="00d694c1" fo:background-color="transparent" loext:char-shading-value="0" style:font-weight-asian="bold" style:font-weight-complex="bold"/>
    </style:style>
    <style:style style:name="T96" style:family="text">
      <style:text-properties fo:font-weight="bold" officeooo:rsid="00678f98" fo:background-color="transparent" loext:char-shading-value="0" style:font-weight-asian="bold" style:font-weight-complex="bold"/>
    </style:style>
    <style:style style:name="T97" style:family="text">
      <style:text-properties fo:font-weight="bold" officeooo:rsid="00d96616" fo:background-color="transparent" loext:char-shading-value="0" style:font-weight-asian="bold" style:font-weight-complex="bold"/>
    </style:style>
    <style:style style:name="T98" style:family="text">
      <style:text-properties fo:font-weight="bold" officeooo:rsid="00da7b06" fo:background-color="transparent" loext:char-shading-value="0" style:font-weight-asian="bold" style:font-weight-complex="bold"/>
    </style:style>
    <style:style style:name="T99" style:family="text">
      <style:text-properties fo:font-weight="bold" officeooo:rsid="00ddf94c" fo:background-color="transparent" loext:char-shading-value="0" style:font-weight-asian="bold" style:font-weight-complex="bold"/>
    </style:style>
    <style:style style:name="T100" style:family="text">
      <style:text-properties officeooo:rsid="001fe094"/>
    </style:style>
    <style:style style:name="T101" style:family="text">
      <style:text-properties officeooo:rsid="00215f24"/>
    </style:style>
    <style:style style:name="T102" style:family="text">
      <style:text-properties officeooo:rsid="00231850"/>
    </style:style>
    <style:style style:name="T103" style:family="text">
      <style:text-properties officeooo:rsid="0023c944"/>
    </style:style>
    <style:style style:name="T104" style:family="text">
      <style:text-properties officeooo:rsid="00261bc4"/>
    </style:style>
    <style:style style:name="T105" style:family="text">
      <style:text-properties fo:background-color="transparent" loext:char-shading-value="0"/>
    </style:style>
    <style:style style:name="T106" style:family="text">
      <style:text-properties officeooo:rsid="00af2098" fo:background-color="transparent" loext:char-shading-value="0"/>
    </style:style>
    <style:style style:name="T107" style:family="text">
      <style:text-properties officeooo:rsid="00e12e33" fo:background-color="transparent" loext:char-shading-value="0"/>
    </style:style>
    <style:style style:name="T108" style:family="text">
      <style:text-properties officeooo:rsid="0029024f"/>
    </style:style>
    <style:style style:name="T109" style:family="text">
      <style:text-properties officeooo:rsid="00293b7b"/>
    </style:style>
    <style:style style:name="T110" style:family="text">
      <style:text-properties officeooo:rsid="00317553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fo:font-weight="normal" officeooo:rsid="00343ba6" style:font-weight-asian="normal" style:font-weight-complex="normal"/>
    </style:style>
    <style:style style:name="T113" style:family="text">
      <style:text-properties fo:font-weight="normal" officeooo:rsid="0033ecfe" style:font-weight-asian="normal" style:font-weight-complex="normal"/>
    </style:style>
    <style:style style:name="T114" style:family="text">
      <style:text-properties fo:font-weight="normal" officeooo:rsid="004d438c" style:font-weight-asian="normal" style:font-weight-complex="normal"/>
    </style:style>
    <style:style style:name="T115" style:family="text">
      <style:text-properties fo:font-weight="normal" officeooo:rsid="00752440" style:font-weight-asian="normal" style:font-weight-complex="normal"/>
    </style:style>
    <style:style style:name="T116" style:family="text">
      <style:text-properties fo:font-weight="normal" officeooo:rsid="007ab335" style:font-weight-asian="normal" style:font-weight-complex="normal"/>
    </style:style>
    <style:style style:name="T117" style:family="text">
      <style:text-properties fo:font-weight="normal" officeooo:rsid="0080e833" style:font-weight-asian="normal" style:font-weight-complex="normal"/>
    </style:style>
    <style:style style:name="T118" style:family="text">
      <style:text-properties fo:font-weight="normal" officeooo:rsid="0080e869" style:font-weight-asian="normal" style:font-weight-complex="normal"/>
    </style:style>
    <style:style style:name="T119" style:family="text">
      <style:text-properties fo:font-weight="normal" officeooo:rsid="00823def" style:font-weight-asian="normal" style:font-weight-complex="normal"/>
    </style:style>
    <style:style style:name="T120" style:family="text">
      <style:text-properties fo:font-weight="normal" officeooo:rsid="00831024" style:font-weight-asian="normal" style:font-weight-complex="normal"/>
    </style:style>
    <style:style style:name="T121" style:family="text">
      <style:text-properties fo:font-weight="normal" officeooo:rsid="00c695e0" style:font-weight-asian="normal" style:font-weight-complex="normal"/>
    </style:style>
    <style:style style:name="T122" style:family="text">
      <style:text-properties officeooo:rsid="00343ba6"/>
    </style:style>
    <style:style style:name="T123" style:family="text">
      <style:text-properties officeooo:rsid="0038a590"/>
    </style:style>
    <style:style style:name="T124" style:family="text">
      <style:text-properties officeooo:rsid="00445c1e"/>
    </style:style>
    <style:style style:name="T125" style:family="text">
      <style:text-properties officeooo:rsid="00493408"/>
    </style:style>
    <style:style style:name="T126" style:family="text">
      <style:text-properties officeooo:rsid="00511f42"/>
    </style:style>
    <style:style style:name="T127" style:family="text">
      <style:text-properties style:text-underline-style="solid" style:text-underline-width="auto" style:text-underline-color="font-color" fo:font-weight="bold" officeooo:rsid="001212c3" style:font-weight-asian="bold" style:font-weight-complex="bold"/>
    </style:style>
    <style:style style:name="T128" style:family="text">
      <style:text-properties style:text-underline-style="solid" style:text-underline-width="auto" style:text-underline-color="font-color" fo:font-weight="bold" officeooo:rsid="001402de" style:font-weight-asian="bold" style:font-weight-complex="bold"/>
    </style:style>
    <style:style style:name="T129" style:family="text">
      <style:text-properties style:font-name="Comic Sans MS" fo:font-weight="bold" officeooo:rsid="0015f06d" style:font-weight-asian="bold" style:font-weight-complex="bold"/>
    </style:style>
    <style:style style:name="T130" style:family="text">
      <style:text-properties style:font-name="Comic Sans MS" fo:font-weight="bold" officeooo:rsid="001db45d" style:font-weight-asian="bold" style:font-weight-complex="bold"/>
    </style:style>
    <style:style style:name="T131" style:family="text">
      <style:text-properties style:font-name="Comic Sans MS" fo:font-weight="bold" officeooo:rsid="0052e892" style:font-weight-asian="bold" style:font-weight-complex="bold"/>
    </style:style>
    <style:style style:name="T132" style:family="text">
      <style:text-properties style:font-name="Comic Sans MS" fo:font-weight="bold" officeooo:rsid="009564a5" style:font-weight-asian="bold" style:font-weight-complex="bold"/>
    </style:style>
    <style:style style:name="T133" style:family="text">
      <style:text-properties style:font-name="Comic Sans MS" fo:font-weight="bold" officeooo:rsid="00a08b90" style:font-weight-asian="bold" style:font-weight-complex="bold"/>
    </style:style>
    <style:style style:name="T134" style:family="text">
      <style:text-properties style:font-name="Comic Sans MS" fo:font-weight="bold" officeooo:rsid="001f8fad" style:font-weight-asian="bold" style:font-weight-complex="bold"/>
    </style:style>
    <style:style style:name="T135" style:family="text">
      <style:text-properties style:font-name="Comic Sans MS" fo:font-weight="bold" officeooo:rsid="004ee86b" fo:background-color="transparent" loext:char-shading-value="0" style:font-weight-asian="bold" style:font-weight-complex="bold"/>
    </style:style>
    <style:style style:name="T136" style:family="text">
      <style:text-properties style:font-name="Comic Sans MS" fo:font-weight="bold" officeooo:rsid="0052e892" fo:background-color="transparent" loext:char-shading-value="0" style:font-weight-asian="bold" style:font-weight-complex="bold"/>
    </style:style>
    <style:style style:name="T137" style:family="text">
      <style:text-properties style:font-name="Comic Sans MS" fo:font-weight="bold" officeooo:rsid="009482e4" fo:background-color="transparent" loext:char-shading-value="0" style:font-weight-asian="bold" style:font-weight-complex="bold"/>
    </style:style>
    <style:style style:name="T138" style:family="text">
      <style:text-properties style:font-name="Comic Sans MS" officeooo:rsid="0015f06d"/>
    </style:style>
    <style:style style:name="T139" style:family="text">
      <style:text-properties style:font-name="Comic Sans MS" officeooo:rsid="001db45d"/>
    </style:style>
    <style:style style:name="T140" style:family="text">
      <style:text-properties style:font-name="Comic Sans MS" officeooo:rsid="003c8903"/>
    </style:style>
    <style:style style:name="T141" style:family="text">
      <style:text-properties style:font-name="Comic Sans MS" fo:font-weight="normal" officeooo:rsid="004ee86b" style:font-weight-asian="normal" style:font-weight-complex="normal"/>
    </style:style>
    <style:style style:name="T142" style:family="text">
      <style:text-properties style:font-name="Comic Sans MS" fo:font-weight="normal" officeooo:rsid="009482e4" style:font-weight-asian="normal" style:font-weight-complex="normal"/>
    </style:style>
    <style:style style:name="T143" style:family="text">
      <style:text-properties style:font-name="Comic Sans MS" officeooo:rsid="001f8fad"/>
    </style:style>
    <style:style style:name="T144" style:family="text">
      <style:text-properties officeooo:rsid="0015f06d"/>
    </style:style>
    <style:style style:name="T145" style:family="text">
      <style:text-properties officeooo:rsid="0055f116"/>
    </style:style>
    <style:style style:name="T146" style:family="text">
      <style:text-properties officeooo:rsid="00581351"/>
    </style:style>
    <style:style style:name="T147" style:family="text">
      <style:text-properties officeooo:rsid="00599a10"/>
    </style:style>
    <style:style style:name="T148" style:family="text">
      <style:text-properties officeooo:rsid="00690472"/>
    </style:style>
    <style:style style:name="T149" style:family="text">
      <style:text-properties officeooo:rsid="008cfb3c"/>
    </style:style>
    <style:style style:name="T150" style:family="text">
      <style:text-properties officeooo:rsid="008d5a11"/>
    </style:style>
    <style:style style:name="T151" style:family="text">
      <style:text-properties officeooo:rsid="008eefca"/>
    </style:style>
    <style:style style:name="T152" style:family="text">
      <style:text-properties officeooo:rsid="009482e4"/>
    </style:style>
    <style:style style:name="T153" style:family="text">
      <style:text-properties officeooo:rsid="00988d26"/>
    </style:style>
    <style:style style:name="T154" style:family="text">
      <style:text-properties officeooo:rsid="009d9d36"/>
    </style:style>
    <style:style style:name="T155" style:family="text">
      <style:text-properties officeooo:rsid="00a11238"/>
    </style:style>
    <style:style style:name="T156" style:family="text">
      <style:text-properties officeooo:rsid="00a8a895"/>
    </style:style>
    <style:style style:name="T157" style:family="text">
      <style:text-properties officeooo:rsid="00a970c8"/>
    </style:style>
    <style:style style:name="T158" style:family="text">
      <style:text-properties officeooo:rsid="00b624f3"/>
    </style:style>
    <style:style style:name="T159" style:family="text">
      <style:text-properties officeooo:rsid="00b988ce"/>
    </style:style>
    <style:style style:name="T160" style:family="text">
      <style:text-properties officeooo:rsid="00ba192b"/>
    </style:style>
    <style:style style:name="T161" style:family="text">
      <style:text-properties officeooo:rsid="00d64b0a"/>
    </style:style>
    <style:style style:name="T162" style:family="text">
      <style:text-properties officeooo:rsid="00d96616"/>
    </style:style>
    <style:style style:name="T163" style:family="text">
      <style:text-properties officeooo:rsid="00da7b06"/>
    </style:style>
    <style:style style:name="T164" style:family="text">
      <style:text-properties officeooo:rsid="00dc5031"/>
    </style:style>
    <style:style style:name="T165" style:family="text">
      <style:text-properties officeooo:rsid="00ddf94c"/>
    </style:style>
    <style:style style:name="T166" style:family="text">
      <style:text-properties fo:background-color="#ffffff" loext:char-shading-value="0"/>
    </style:style>
    <style:style style:name="T167" style:family="text">
      <style:text-properties officeooo:rsid="00de1d81" fo:background-color="#ffffff" loext:char-shading-value="0"/>
    </style:style>
    <style:style style:name="T168" style:family="text">
      <style:text-properties officeooo:rsid="00e573aa"/>
    </style:style>
    <style:style style:name="T169" style:family="text">
      <style:text-properties officeooo:rsid="00e77a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LogicaAlgoritmoJavaScript</text:p>
      <text:p text:style-name="P63"><text:span text:style-name="T2">$</text:span><text:span text:style-name="T1">npm install readline-sync</text:span> →<text:span text:style-name="T108"> para o terminal aceitar input no node.js</text:span></text:p>
      <text:p text:style-name="P53">COMANDOS DE ENTRADA/SAÍDA E VARIÁVEIS</text:p>
      <text:p text:style-name="P30"><text:span text:style-name="T1">ex001_</text:span><text:span text:style-name="T15">m</text:span><text:span text:style-name="T1">ensagem</text:span><text:span text:style-name="T111">: Desenvolva um programa que pergunte qual </text:span><text:span text:style-name="T114">é</text:span><text:span text:style-name="T111"> o nome do usuário e no final mostre uma mensagem com o nome do usuário que foi digitado.</text:span></text:p>
      <text:p text:style-name="P30"><text:span text:style-name="T1">ex002_</text:span><text:span text:style-name="T16">soma</text:span><text:span text:style-name="T111">: Desenvola um programa que solicite ao usuário digitar dois números e no final apresente o resultado da soma entre os dois números.</text:span></text:p>
      <text:p text:style-name="P30"><text:span text:style-name="T1">ex003_</text:span><text:span text:style-name="T17">media</text:span><text:span text:style-name="T111">: Desenvola um programa que solicite ao usuário digitar dois números e no final apresente o resultado da média entre os dois números.</text:span></text:p>
      <text:p text:style-name="P53">OPERADORES LÓGICOS</text:p>
      <text:p text:style-name="P30"><text:span text:style-name="T1">ex004_</text:span><text:span text:style-name="T19">t</text:span><text:span text:style-name="T1">esteDosTriangulos</text:span><text:span text:style-name="T111">: Desenvolva um programa que solicite ao usuário digitar o valor de três lados de uma forma geométrica. </text:span><text:span text:style-name="T112">O programa deverá informar se o valores digitados pelo usuários forma</text:span><text:span text:style-name="T116">m</text:span><text:span text:style-name="T112"> um triângulo, se esse triângulo é equilátero ou escaleno. Dica: Só irá existir um triângulo se, somente se, os seus lados obedeceram à seguinte regra: um de seus lados deve ser </text:span><text:span text:style-name="T18">maior</text:span><text:span text:style-name="T112"> que o valor absoluto <text:s/>da diferença dos outros dois lados e </text:span><text:span text:style-name="T18">menor</text:span><text:span text:style-name="T112"> que a soma dos outros dois lados. Para ser equilátero, todos os lados devem ser iguais. E para ser escaleno todos os lados devem ser diferentes um do outro.</text:span></text:p>
      <text:p text:style-name="P54"><text:span text:style-name="T122">E</text:span>XERCÍCIOS DA <text:s/>CREUZA</text:p>
      <text:p text:style-name="P39"><text:span text:style-name="T1">ex005_</text:span><text:span text:style-name="T20">sua</text:span><text:span text:style-name="T1">I</text:span><text:span text:style-name="T20">dade</text:span><text:span text:style-name="T1">:</text:span><text:span text:style-name="T111"> </text:span><text:span text:style-name="T115">Você </text:span><text:span text:style-name="T111">está fazendo aniversário, mas não sabe quantas velas colocar no bolo. </text:span><text:span text:style-name="T115">S</text:span><text:span text:style-name="T111">abe apenas o ano do seu nascimento. </text:span><text:span text:style-name="T115">Construa um programa que </text:span><text:span text:style-name="T111">solucion</text:span><text:span text:style-name="T115">e</text:span><text:span text:style-name="T111"> este problema.</text:span></text:p>
      <text:p text:style-name="P39"><text:span text:style-name="T1">ex006_</text:span><text:span text:style-name="T21">seus</text:span><text:span text:style-name="T1">D</text:span><text:span text:style-name="T21">o</text:span><text:span text:style-name="T1">lares:</text:span><text:span text:style-name="T111"> </text:span><text:span text:style-name="T117">Você </text:span><text:span text:style-name="T111">vai viajar para os Estados Unidos e quer saber quanto vai levar em dólares. </text:span><text:span text:style-name="T117">Construa um sistema que resolva este problema.</text:span></text:p>
      <text:p text:style-name="P40"><text:span text:style-name="T22">e</text:span><text:span text:style-name="T1">x007_</text:span><text:span text:style-name="T23">temperatura:</text:span><text:span text:style-name="T113"> </text:span><text:span text:style-name="T118">Você </text:span><text:span text:style-name="T111">chegou nos </text:span><text:span text:style-name="T118">EUA</text:span><text:span text:style-name="T111"> olhou para o termômetro e viu 100 graus fahrenheit, mas </text:span><text:span text:style-name="T118">você </text:span><text:span text:style-name="T111">quer saber quanto é esta temperatura em graus celsius. </text:span><text:span text:style-name="T117">Construa um sistema que </text:span><text:span text:style-name="T118">solucione</text:span><text:span text:style-name="T117"> este problema.</text:span></text:p>
      <text:p text:style-name="P41"><text:span text:style-name="T1">ex008_imposto:</text:span><text:span text:style-name="T111"> </text:span><text:span text:style-name="T119">Você c</text:span><text:span text:style-name="T111">omprou muita muamba e quer saber quanto vai pagar de imposto. </text:span><text:span text:style-name="T117">Construa um sistema que resolva este problema.</text:span></text:p>
      <text:p text:style-name="P42"><text:span text:style-name="T24">e</text:span><text:span text:style-name="T5">x009_</text:span><text:span text:style-name="T1">empr</text:span><text:span text:style-name="T24">e</text:span><text:span text:style-name="T1">stimo:</text:span><text:span text:style-name="T111"> </text:span><text:span text:style-name="T120">Você </text:span><text:span text:style-name="T111">ficou sem dinheiro e teve que pegar um empréstimo. </text:span><text:span text:style-name="T120">Você </text:span><text:span text:style-name="T111">vai pagar um valor de 20% a mais do valor que tom</text:span><text:span text:style-name="T120">ou</text:span><text:span text:style-name="T111"> emprestado e vai poder dividir em quantas parcelas quiser. </text:span><text:span text:style-name="T117">Construa um sistema que </text:span><text:span text:style-name="T120">mostre de quanto será o valor de cada parcela.</text:span></text:p>
      <text:p text:style-name="P38"/>
      <text:p text:style-name="P55">ESTRUTURAS CONDICIONAIS <text:span text:style-name="T123">SIMPLES</text:span></text:p>
      <text:p text:style-name="P31"><text:span text:style-name="T58">ex010_</text:span><text:span text:style-name="T69">c</text:span><text:span text:style-name="T58">alculoIdade:</text:span> Desenvolva um programa em que o usuário digite o ano de nascimento e o programa mostre a idade do usuário e uma mensagem informando se ele já atingiu a maioridade.</text:p>
      <text:p text:style-name="P64">ESTRUTURAS CONDICIONAIS <text:span text:style-name="T126">COMPOSTA</text:span></text:p>
      <text:p text:style-name="P31"><text:span text:style-name="T25">e</text:span><text:span text:style-name="T1">x01</text:span><text:span text:style-name="T9">1_</text:span><text:span text:style-name="T25">p</text:span><text:span text:style-name="T1">ar</text:span><text:span text:style-name="T25">OuI</text:span><text:span text:style-name="T1">mpar:</text:span> <text:span text:style-name="T149">construa</text:span> um <text:span text:style-name="T149">sistema </text:span>que o usuário digite um valor e o programa informe se aquele valor é par ou ímpar.</text:p>
      <text:p text:style-name="P31"><text:soft-page-break/><text:span text:style-name="T58">ex0</text:span><text:span text:style-name="T62">12_</text:span><text:span text:style-name="T66">ca</text:span><text:span text:style-name="T58">lculoImc:</text:span> <text:span text:style-name="T150">Elabore</text:span> um programa em que o usuário digite o seu peso <text:span text:style-name="T150">(kg)</text:span> e altura <text:span text:style-name="T150">(metros) </text:span>e o programa informe o IMC do usuário e se ele está dentro do peso ideal ou fora do peso ideal. Dica: faixa de peso ideal entre 18.5 e 25.</text:p>
      <text:p text:style-name="P31"><text:span text:style-name="T67">e</text:span><text:span text:style-name="T58">x01</text:span><text:span text:style-name="T63">3_</text:span><text:span text:style-name="T58">apto</text:span><text:span text:style-name="T67">C</text:span><text:span text:style-name="T58">arteira:</text:span> <text:span text:style-name="T151">Crie </text:span>um <text:span text:style-name="T151">sistema </text:span>em que o usuário digite o seu ano de nascimento e o programa informe se o usuário está apto ou inapto a tirar a carteira de trânsito. Considerando apto o usuário maior de idade.</text:p>
      <text:p text:style-name="P32"><text:span text:style-name="T58">ex0</text:span><text:span text:style-name="T63">14_</text:span><text:span text:style-name="T58">aluno</text:span><text:span text:style-name="T68">A</text:span><text:span text:style-name="T58">provado</text:span><text:span text:style-name="T68">R</text:span><text:span text:style-name="T58">eprovado:</text:span> Desenvolva um programa em que o usuário digite duas notas e mostre a média das notas e se o aluno está aprovado ou reprovado. Considerando aprovado o aluno com média maior igual a sete.</text:p>
      <text:p text:style-name="P32"/>
      <text:p text:style-name="P61"><text:span text:style-name="T127">ESTRUTURAS CONDICIONAIS </text:span><text:span text:style-name="T128">COMPOSTAS ANINHADAS</text:span></text:p>
      <text:p text:style-name="P49"><text:span text:style-name="T135">ex0</text:span><text:span text:style-name="T136">15_</text:span><text:span text:style-name="T137">a</text:span><text:span text:style-name="T135">lunoAprovadoReprovado:</text:span><text:span text:style-name="T141"> </text:span><text:span text:style-name="T142">Construa</text:span><text:span text:style-name="T141"> um programa em que o usuário digite duas notas e mostre a média das notas e se o aluno está aprovado, em recuperação ou reprovado. Considerando aprovado o aluno com média maior igual a sete, em recuperação com média entre sete e cinco e reprovado com média menor que cinco.</text:span></text:p>
      <text:p text:style-name="P49"><text:span text:style-name="T132">e</text:span><text:span text:style-name="T129">x0</text:span><text:span text:style-name="T131">16_</text:span><text:span text:style-name="T132">ca</text:span><text:span text:style-name="T129">lculo</text:span><text:span text:style-name="T132">I</text:span><text:span text:style-name="T129">mc</text:span><text:span text:style-name="T138">: </text:span><text:span text:style-name="T139">desenvolva </text:span><text:span text:style-name="T138">um programa que leia o peso e a estatura de uma pessoa, determine o seu imc e classifique de acordo com a </text:span><text:span text:style-name="T140">tabela</text:span><text:span text:style-name="T138"> abaixo:</text:span></text:p>
      <text:p text:style-name="P46"/>
      <text:p text:style-name="P46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69">IMC</text:p>
          </table:table-cell>
          <table:covered-table-cell/>
        </table:table-row>
        <table:table-row>
          <table:table-cell table:style-name="Tabela1.A2" office:value-type="string">
            <text:p text:style-name="P70">Menor que 17</text:p>
          </table:table-cell>
          <table:table-cell table:style-name="Tabela1.B2" office:value-type="string">
            <text:p text:style-name="P70">MUITO ABAIXO DO PESO</text:p>
          </table:table-cell>
        </table:table-row>
        <table:table-row>
          <table:table-cell table:style-name="Tabela1.A2" office:value-type="string">
            <text:p text:style-name="P70">Maior igual a 17 e menor que 18.5</text:p>
          </table:table-cell>
          <table:table-cell table:style-name="Tabela1.B2" office:value-type="string">
            <text:p text:style-name="P70">ABAIXO DO PESO</text:p>
          </table:table-cell>
        </table:table-row>
        <table:table-row>
          <table:table-cell table:style-name="Tabela1.A2" office:value-type="string">
            <text:p text:style-name="P70">Maior igual a 18.5 e menor que 25</text:p>
          </table:table-cell>
          <table:table-cell table:style-name="Tabela1.B2" office:value-type="string">
            <text:p text:style-name="P70">PESO IDEAL</text:p>
          </table:table-cell>
        </table:table-row>
        <table:table-row>
          <table:table-cell table:style-name="Tabela1.A2" office:value-type="string">
            <text:p text:style-name="P70">Maior igual a 25 e menor que 30</text:p>
          </table:table-cell>
          <table:table-cell table:style-name="Tabela1.B2" office:value-type="string">
            <text:p text:style-name="P70">SOBREPESO</text:p>
          </table:table-cell>
        </table:table-row>
        <table:table-row>
          <table:table-cell table:style-name="Tabela1.A2" office:value-type="string">
            <text:p text:style-name="P70">Maior igual a 30 e menor que 35</text:p>
          </table:table-cell>
          <table:table-cell table:style-name="Tabela1.B2" office:value-type="string">
            <text:p text:style-name="P70">OBESIDADE</text:p>
          </table:table-cell>
        </table:table-row>
        <table:table-row>
          <table:table-cell table:style-name="Tabela1.A2" office:value-type="string">
            <text:p text:style-name="P70">Maior igual a 35 e menor que 40</text:p>
          </table:table-cell>
          <table:table-cell table:style-name="Tabela1.B2" office:value-type="string">
            <text:p text:style-name="P70">OBESIDADE SEVERA</text:p>
          </table:table-cell>
        </table:table-row>
        <table:table-row>
          <table:table-cell table:style-name="Tabela1.A2" office:value-type="string">
            <text:p text:style-name="P70">Maior igual a 40</text:p>
          </table:table-cell>
          <table:table-cell table:style-name="Tabela1.B2" office:value-type="string">
            <text:p text:style-name="P70">OBESIDADE MORBIDA</text:p>
          </table:table-cell>
        </table:table-row>
      </table:table>
      <text:p text:style-name="P65"/>
      <text:p text:style-name="P65"/>
      <text:p text:style-name="P33"><text:span text:style-name="T1">ex0</text:span><text:span text:style-name="T10">17_</text:span><text:span text:style-name="T26">d</text:span><text:span text:style-name="T1">ependentesFuncion</text:span><text:span text:style-name="T26">a</text:span><text:span text:style-name="T1">rio:</text:span> <text:span text:style-name="T152">Elabore </text:span>um programa em que o usuário digite seu nome, o seu salário atual e quantos dependentes ele tem. No final o programa deve apresentar o novo salário do funcionário de acordo com a quantidade de dependentes. Se ele não tem dependentes, aumento de 5%, se ele tem de 1 até 3 dependentes, aumento de 10%, se ele tem de 4 até 6, aumento de 15% e se ele tem mais de 6 dependentes, aumento de 18%.</text:p>
      <text:p text:style-name="P33"><text:span text:style-name="T70">e</text:span><text:span text:style-name="T58">x0</text:span><text:span text:style-name="T63">18_</text:span><text:span text:style-name="T70">a</text:span><text:span text:style-name="T58">proveitamentoDeUmAluno:</text:span> <text:span text:style-name="T154">Crie </text:span>um programa em que o usuário digite duas notas e o programa apresente a média das notas e o aproveitamento do aluno, sendo: se a nota for maior ou igual a nove, aproveitamento <text:span text:style-name="T153">A</text:span>; <text:s/>se a nota for maior ou igual a sete, aproveitamento <text:span text:style-name="T153">B</text:span>; se a nota for maior ou igual a cinco, <text:soft-page-break/>aproveitamento <text:span text:style-name="T153">C</text:span>; se a nota for maior ou igual a 3, aproveitamento <text:span text:style-name="T153">D</text:span>; se a nota for maior ou igual a um, aproveitamento <text:span text:style-name="T153">E</text:span>; e se a nota for menor do que um, aproveitamento <text:span text:style-name="T153">F</text:span>.</text:p>
      <text:p text:style-name="P33"/>
      <text:p text:style-name="P33"><text:span text:style-name="T27">e</text:span><text:span text:style-name="T1">x0</text:span><text:span text:style-name="T10">19_</text:span><text:span text:style-name="T27">placarDoJogo</text:span>: <text:span text:style-name="T154">Construa </text:span>um programa em que seja digitado o placar de um jogo e no final apresente o status da partida de acordo com as seguintes condições: se a diferença for igual a zero, status empate, se a diferença for de um até três gols, então status normal e se a diferença for maior do que três, então status goleada.</text:p>
      <text:p text:style-name="P59">ESTRUTURAS DE ESCOLHA CASO</text:p>
      <text:p text:style-name="P50"><text:span text:style-name="T129">ex0</text:span><text:span text:style-name="T130">2</text:span><text:span text:style-name="T131">0</text:span><text:span text:style-name="T129">_</text:span><text:span text:style-name="T133">c</text:span><text:span text:style-name="T129">rian</text:span><text:span text:style-name="T134">ç</text:span><text:span text:style-name="T129">aEsperan</text:span><text:span text:style-name="T134">ç</text:span><text:span text:style-name="T129">a</text:span><text:span text:style-name="T138">: </text:span><text:span text:style-name="T139">Desenvolva </text:span><text:span text:style-name="T138">um programa </text:span><text:span text:style-name="T143">em </text:span><text:span text:style-name="T138">que </text:span><text:span text:style-name="T143">o usuário escolha quanto será a sua doação e no final o programa apresente uma mensagem de quanto foi a doação. Dica de página inicial: </text:span></text:p>
      <text:p text:style-name="P67">"Muito Obrigado por ajudar "</text:p>
      <text:p text:style-name="P68">"[1] para doar R$10 "</text:p>
      <text:p text:style-name="P68">"[2] para doar R$25 "</text:p>
      <text:p text:style-name="P68">"[3] para doa<text:span text:style-name="T155">r</text:span> R$50 "</text:p>
      <text:p text:style-name="P68">"[4] para doar outros valores "</text:p>
      <text:p text:style-name="P68">"[5] para cancelar "</text:p>
      <text:p text:style-name="P62">Caso o usuário escolha “outros valores” o programa deverá informa no final quanto foi esse valor, conforme o valor inserido pelo usuário.</text:p>
      <text:p text:style-name="P71">ESTRUTURAS DE REPETIÇÃO “while”</text:p>
      <text:p text:style-name="P34"><text:span text:style-name="T28">ex021_c</text:span><text:span text:style-name="T1">onteAt</text:span><text:span text:style-name="T28">eDez</text:span><text:span text:style-name="T1">:</text:span> <text:span text:style-name="T156">Elabore</text:span> um programa que conte de 0 até 10. Use a estrutura de repetição “<text:span text:style-name="T145">while</text:span>”.</text:p>
      <text:p text:style-name="P34"><text:span text:style-name="T29">ex022_c</text:span><text:span text:style-name="T1">onte</text:span><text:span text:style-name="T12">DeDez</text:span><text:span text:style-name="T1">At</text:span><text:span text:style-name="T29">eZero</text:span><text:span text:style-name="T1">:</text:span> <text:span text:style-name="T156">D</text:span>esenvolva um programa que conte de 10 até 0. Use a estrutura de repetição “<text:span text:style-name="T145">while</text:span>”.</text:p>
      <text:p text:style-name="P34"><text:span text:style-name="T30">ex023_c</text:span><text:span text:style-name="T1">onteDe</text:span><text:span text:style-name="T30">Zero</text:span><text:span text:style-name="T1">At</text:span><text:span text:style-name="T30">e</text:span><text:span text:style-name="T1">OndeQuiser:</text:span> <text:span text:style-name="T156">D</text:span>esenvolva um programa que conte de 0 até onde quiser. O usuário também deve escolher de quanto será o pulo. Use a estrutura de repetição “<text:span text:style-name="T145">while</text:span>”.</text:p>
      <text:p text:style-name="P34"><text:span text:style-name="T31">ex024_s</text:span><text:span text:style-name="T1">omadorNum</text:span><text:span text:style-name="T31">e</text:span><text:span text:style-name="T1">rico:</text:span> <text:span text:style-name="T157">Construa</text:span> um programa em que o usuário digite cinco valores e no final o programa apresente a soma total dos valores digitados. Use a estrutura de repetição “<text:span text:style-name="T145">while</text:span>”.</text:p>
      <text:p text:style-name="P35"><text:span text:style-name="T32">ex025_somadorMaiorMenor</text:span><text:span text:style-name="T11">:</text:span><text:span text:style-name="T144"> Crie um programa em que o usuário digite cinco valores e no final o programa apresente a soma total dos valores digitados, qual o maior valor e qual o menor valor digitado. Use a estrutura de repetição “while”.</text:span></text:p>
      <text:p text:style-name="P36"><text:span text:style-name="T71">ex0</text:span><text:span text:style-name="T72">2</text:span><text:span text:style-name="T73">6</text:span><text:span text:style-name="T71">_</text:span><text:span text:style-name="T74">c</text:span><text:span text:style-name="T58">onvers</text:span><text:span text:style-name="T74">a</text:span><text:span text:style-name="T58">oMoedaNVezes:</text:span><text:span text:style-name="T105"> </text:span>Desenvolva um programa em que o usuário faça conversões de moeda. O usuário deve escolher quantas conversões ele realizará antes de digitar o valor em real que ele tem. O valor em real deve ser convertido para dólar. Use a estrutura de repetição “<text:span text:style-name="T146">while</text:span>”.</text:p>
      <text:p text:style-name="P37"><text:span text:style-name="T71">ex0</text:span><text:span text:style-name="T72">2</text:span><text:span text:style-name="T73">7</text:span><text:span text:style-name="T71">_</text:span><text:span text:style-name="T75">c</text:span><text:span text:style-name="T58">ontadorInteligente</text:span><text:span text:style-name="T105">: </text:span><text:span text:style-name="T106">Elabore</text:span><text:span text:style-name="T105"> um programa em que o usuário digite o</text:span> valor inicial e o valor final de uma contagem a ser mostrada pelo programa. Se o valor final for maior do que o inicial, a contagem será progressiva, caso contrário, a contagem será regressiva. Use a estrutura de repetição “<text:span text:style-name="T147">while</text:span>”.</text:p>
      <text:p text:style-name="P3"><text:soft-page-break/><text:span text:style-name="T58">ex028_</text:span><text:span text:style-name="T76">m</text:span><text:span text:style-name="T58">elhorAluno:</text:span><text:span text:style-name="T105"> </text:span>Desenvolva um programa que receba a quantidade total de alunos de uma sala. Em seguida receba os nomes e notas desses alunos e no final mostre o aluno com a melhor nota e sua respectiva nota.</text:p>
      <text:p text:style-name="P3"/>
      <text:p text:style-name="P4"/>
      <text:p text:style-name="P57">ESTRUTURAS DE REPETIÇÃO - “<text:span text:style-name="T104">do”</text:span></text:p>
      <text:p text:style-name="P4"><text:span text:style-name="T1">ex029_</text:span><text:span text:style-name="T33">m</text:span><text:span text:style-name="T1">inhaTabuada</text:span>: Desenvol<text:span text:style-name="T109">v</text:span>a um programa que pede para o usuário escolher um número e seja mostrado a tabuada desse número. Use o laço de repetição “do”.</text:p>
      <text:p text:style-name="P5"><text:span text:style-name="T1">ex030_</text:span><text:span text:style-name="T34">c</text:span><text:span text:style-name="T1">ontaNegativos</text:span>: <text:span text:style-name="T158">Elabore</text:span> um programa <text:span text:style-name="T100">que receba até cinco números e no final mostre quantos números negativos foram digitados. </text:span>Use o laço de repetição “do”.</text:p>
      <text:p text:style-name="P5"><text:span text:style-name="T58">ex03</text:span><text:span text:style-name="T77">1_</text:span><text:span text:style-name="T78">fatorial</text:span><text:span text:style-name="T105">: </text:span>Desenvol<text:span text:style-name="T109">v</text:span>a um programa <text:span text:style-name="T101">em que o usuário digite um número e o programa mostre o fatorial desse número. </text:span>Use o laço de repetição “do”.</text:p>
      <text:p text:style-name="P6"><text:span text:style-name="T58">ex03</text:span><text:span text:style-name="T59">2_</text:span><text:span text:style-name="T79">f</text:span><text:span text:style-name="T58">atorialRepeticao</text:span>: <text:span text:style-name="T159">Construa</text:span> um programa <text:span text:style-name="T101">em que o usuário digite um número e o programa mostre o fatorial desse número e no final pergunte se o usuário quer repetir a operação. </text:span>Use o laço de repetição “do”.</text:p>
      <text:p text:style-name="P6"><text:span text:style-name="T35">ex033_numeroPrimo:</text:span><text:span text:style-name="T160"> Crie</text:span> um programa <text:span text:style-name="T101">em que o usuário digite um número e mostre como resultado se esse número é primo ou não. Dica: um número primo é aquele que só pode ser dividido por um e por ele mesmo. </text:span>Use o laço de repetição “do”.</text:p>
      <text:p text:style-name="P1"><text:span text:style-name="T1">ex034_superContador</text:span>: Desenvol<text:span text:style-name="T109">v</text:span>a um programa <text:span text:style-name="T101">em que o usuário escolha em um menu se quer contar de 0 a 10 ou de 10 a 0. </text:span>Use o laço de repetição “do”.</text:p>
      <text:p text:style-name="P43"/>
      <text:p text:style-name="P7"><text:span text:style-name="T58">ex03</text:span><text:span text:style-name="T60">5_</text:span><text:span text:style-name="T80">e</text:span><text:span text:style-name="T58">scolhendoPessoas</text:span><text:span text:style-name="T105">:</text:span> <text:span text:style-name="T160">Elabore</text:span> um programa <text:span text:style-name="T101">em que realize o cadastro de homens e mulheres, suas idades e a cor da pele. No final mostre total de homens com mais de 18 anos e cabelos castanhos e o t</text:span>otal de mulheres entre 25 e 30 <text:span text:style-name="T102">anos</text:span> e cabelos loiros. <text:span text:style-name="T103">Menu da cor da pele: </text:span>Preto, Castanho, Loiro <text:span text:style-name="T103">e </text:span>Ruivo. Use o laço de repetição “do”.</text:p>
      <text:p text:style-name="P51">ESTRUTURAS DE REPETIÇÃO “<text:span text:style-name="T104">for”</text:span></text:p>
      <text:p text:style-name="P9"><text:span text:style-name="T58">ex036_superContador</text:span><text:span text:style-name="T81">For</text:span>: <text:span text:style-name="T160">Contrua</text:span> um programa <text:span text:style-name="T101">em que conte de 0 até 10 e de 10 até zero, usando a estrutura de repetição “for”.</text:span></text:p>
      <text:p text:style-name="P8"><text:span text:style-name="T58">ex03</text:span><text:span text:style-name="T82">7_</text:span><text:span text:style-name="T84">s</text:span><text:span text:style-name="T58">omaValores</text:span><text:span text:style-name="T83">For</text:span><text:span text:style-name="T105">: </text:span><text:span text:style-name="T160">Faça</text:span> um programa <text:span text:style-name="T101">em que receba 5 valores e no final apresente a soma desses valores. Use a estrutura de repetiçao “for”.</text:span></text:p>
      <text:p text:style-name="P10"><text:span text:style-name="T1">ex03</text:span><text:span text:style-name="T3">8_</text:span><text:span text:style-name="T36">v</text:span><text:span text:style-name="T1">aloresPares</text:span>: <text:span text:style-name="T160">Crie</text:span> um programa <text:span text:style-name="T101">em que o usuário digite um valor e o programa apresente apenas os valores pares da contagem progressiva até o valor digitado e os valores pares da contagem regressiva partindo do valor digitado. Use a estrutura de repetiçao “for”.</text:span></text:p>
      <text:p text:style-name="P10"><text:span text:style-name="T1">ex03</text:span><text:span text:style-name="T3">9_</text:span><text:span text:style-name="T37">q</text:span><text:span text:style-name="T1">uantosEntre0</text:span><text:span text:style-name="T37">e</text:span><text:span text:style-name="T1">10</text:span>: Desenvol<text:span text:style-name="T109">v</text:span>a um programa <text:span text:style-name="T101">em que o usuário digite até 6 valores e no final o programa apresente o total de valores entre 0 e 10; e a</text:span> soma d<text:span text:style-name="T110">esses</text:span> valores <text:span text:style-name="T110">entre 0 e 10 que forem</text:span> impares. <text:span text:style-name="T101">Use a estrutura de repetiçao “for”.</text:span></text:p>
      <text:p text:style-name="P11"><text:span text:style-name="T58">ex0</text:span><text:span text:style-name="T61">40_</text:span><text:span text:style-name="T58">combinacoes</text:span>: <text:span text:style-name="T160">Elabore</text:span> um programa <text:span text:style-name="T101">em que mostre as combinações de três valores, agrupado de dois em dois. Use a estrutura de repetiçao “for”.</text:span></text:p>
      <text:p text:style-name="P12"><text:soft-page-break/><text:span text:style-name="T58">ex0</text:span><text:span text:style-name="T61">4</text:span><text:span text:style-name="T85">1_</text:span><text:span text:style-name="T86">s</text:span><text:span text:style-name="T58">equenciaDeFibonacci</text:span><text:span text:style-name="T105">: </text:span><text:span text:style-name="T160">Construa</text:span> um programa <text:span text:style-name="T101">em que mostre 10 primeiros números da sequencia de Fibonacci. Use a estrutura de repetiçao “for”.</text:span></text:p>
      <text:p text:style-name="P12"><text:span text:style-name="T1">ex0</text:span><text:span text:style-name="T3">4</text:span><text:span text:style-name="T4">2_</text:span><text:span text:style-name="T38">a</text:span><text:span text:style-name="T1">nalisadorDeValores</text:span>: <text:span text:style-name="T160">Faça um programa em que o usuário digite 5 valores e no final ele apresente: a soma dos valores, <text:s/>a média entre os valores, quantos são divisíveis por 5, quantos são nulos e a soma dos valores pares. Use a estrutura de repetiçao “for”.</text:span></text:p>
      <text:p text:style-name="P56">PROCEDIMENTOS</text:p>
      <text:p text:style-name="P13"><text:span text:style-name="T1">ex0</text:span><text:span text:style-name="T6">4</text:span><text:span text:style-name="T39">3_</text:span><text:span text:style-name="T43">procedimento</text:span><text:span text:style-name="T40">Cabecalho:</text:span><text:span text:style-name="T121"> Volte para o exercício nº 35 e coloque todos os cabeçalhos dentro de uma função. Depois execute o programa!</text:span></text:p>
      <text:p text:style-name="P12"><text:span text:style-name="T1">ex0</text:span><text:span text:style-name="T6">4</text:span><text:span text:style-name="T41">4</text:span><text:span text:style-name="T39">_d</text:span><text:span text:style-name="T1">etectorPesado</text:span>: Desenvolva um programa que o usuário digite o nome de cinco pessoas e o peso corporal de cada. A cada pessoa incluída no sistema, deve ser mostrado o maior peso cadastrado até o momento. No final deve ser apresentado o nome da pessoa que teve o maior peso e seu peso. Use estrutura de procedimento.</text:p>
      <text:p text:style-name="P14"><text:span text:style-name="T42">e</text:span><text:span text:style-name="T1">x0</text:span><text:span text:style-name="T6">4</text:span><text:span text:style-name="T42">5</text:span><text:span text:style-name="T39">_</text:span><text:span text:style-name="T42">f</text:span><text:span text:style-name="T1">azSomaProcedimento:</text:span> Crie um programa que receba dois valores e apresente a soma entre os dois valores inseridos. Use estrutura de procedimento com passagem de parâmetro por valor.</text:p>
      <text:p text:style-name="P44"/>
      <text:p text:style-name="P15"><text:span text:style-name="T58">ex0</text:span><text:span text:style-name="T87">4</text:span><text:span text:style-name="T89">6</text:span><text:span text:style-name="T88">_</text:span><text:span text:style-name="T89">P</text:span><text:span text:style-name="T58">arOuImparProcedimento</text:span><text:span text:style-name="T105">:</text:span> Elabore um programa que o usuário digite um valor e o programa informe se aquele valor é par ou ímpar. Use estrutura de procedimento com passagem de parâmetro por valor.</text:p>
      <text:p text:style-name="P16"/>
      <text:p text:style-name="P16"><text:span text:style-name="T1">ex0</text:span><text:span text:style-name="T6">4</text:span><text:span text:style-name="T45">7</text:span><text:span text:style-name="T39">_</text:span><text:span text:style-name="T44">f</text:span><text:span text:style-name="T1">ibonacciReferencia</text:span>: Construa um programa que mostre os 15 primeiros números da sequência de Fibonacci. Use estrutura de procedimento com passagem de parâmetro por referência.</text:p>
      <text:p text:style-name="P2"/>
      <text:p text:style-name="P52">FUNÇÕES</text:p>
      <text:p text:style-name="P17"><text:span text:style-name="T1">ex0</text:span><text:span text:style-name="T7">4</text:span><text:span text:style-name="T46">8</text:span><text:span text:style-name="T7">_</text:span><text:span text:style-name="T45">s</text:span><text:span text:style-name="T1">omaFun</text:span><text:span text:style-name="T46">ca</text:span><text:span text:style-name="T1">o</text:span>: Desenvolva um programa em que o usuário digite dois valores e esses valores sejam passados para uma função. Essa função deve retornar a soma dos valores inseridos.</text:p>
      <text:p text:style-name="P47"/>
      <text:p text:style-name="P18"><text:span text:style-name="T58">ex0</text:span><text:span text:style-name="T91">4</text:span><text:span text:style-name="T90">9_</text:span><text:span text:style-name="T92">p</text:span><text:span text:style-name="T58">arImparFun</text:span><text:span text:style-name="T92">ca</text:span><text:span text:style-name="T58">o</text:span>: Construa um programa que tenha uma função que receba um valor e retorne se o valor é par ou ímpar.</text:p>
      <text:p text:style-name="P19"><text:span text:style-name="T1">ex0</text:span><text:span text:style-name="T46">50_</text:span><text:span text:style-name="T47">f</text:span><text:span text:style-name="T58">atorialFun</text:span><text:span text:style-name="T93">ca</text:span><text:span text:style-name="T58">o</text:span>: Elabore um programa o qual o usuário digite um número e o programa tenha uma função que retorne o fatorial do número digitado pelo usuário.</text:p>
      <text:p text:style-name="P20"><text:span text:style-name="T90">ex051_fibonacciFuncao</text:span><text:span text:style-name="T105">:</text:span> Crie um programa que o usuário digite <text:span text:style-name="T124">os </text:span>dois valores <text:span text:style-name="T124">iniciais da </text:span>sequência de Fibonacci e o programa tenha uma função que retorne os valores seguintes <text:span text:style-name="T124">da </text:span>sequência de Fibonacci.</text:p>
      <text:p text:style-name="P21"><text:span text:style-name="T58">ex0</text:span><text:span text:style-name="T90">52_</text:span><text:span text:style-name="T94">a</text:span><text:span text:style-name="T58">nalisadorDeStrings</text:span><text:span text:style-name="T105">:</text:span> Elabore um programa que o usuário digite seu nome e o programa retorne quantas letras tem o nome do usuário digitado; Retorne seu nome em maiúsculo, em minúsculo; Retorne a primeira e última letra do seu nome; <text:soft-page-break/>Qual a posição da letra “A” no nome; qual o código ascii da letra “A” e o código ascii 65 corresponde a qual caractere.</text:p>
      <text:p text:style-name="P21"/>
      <text:p text:style-name="P58">VETORES – VARIÁVEIS COMPOSTAS</text:p>
      <text:p text:style-name="P22"><text:span text:style-name="T1">ex05</text:span><text:span text:style-name="T46">3_</text:span><text:span text:style-name="T48">t</text:span><text:span text:style-name="T1">esteVetor</text:span>: Desenvolva um programa em que o usuário digite seis valores e o programa apresente os seis <text:span text:style-name="T161">valores</text:span>. Use variáveis compostas (vetores/<text:span text:style-name="T125">arrays</text:span>).</text:p>
      <text:p text:style-name="P23"><text:span text:style-name="T1">ex0</text:span><text:span text:style-name="T8">5</text:span><text:span text:style-name="T49">4_v</text:span><text:span text:style-name="T58">aloresParesVetores</text:span>: Crie um programa em que o usuário digite sete valores e no final o programa mostre a quantidade de valores pares digitados. Use variáveis compostas (vetores/<text:span text:style-name="T125">arrays</text:span>).</text:p>
      <text:p text:style-name="P24"><text:span text:style-name="T1">ex0</text:span><text:span text:style-name="T13">5</text:span><text:span text:style-name="T49">5_</text:span><text:span text:style-name="T50">v</text:span><text:span text:style-name="T1">aloresParesVetores2</text:span>: Elabore um programa em que o usuário digite sete valores e no final o programa mostre a quantidade de valores pares digitados e a posição de cada valor par digitado. Use variáveis compostas (vetores/<text:span text:style-name="T125">arrays</text:span>).</text:p>
      <text:p text:style-name="P25"><text:span text:style-name="T58">ex0</text:span><text:span text:style-name="T96">5</text:span><text:span text:style-name="T95">6_</text:span><text:span text:style-name="T97">l</text:span><text:span text:style-name="T58">istagemDaTurma</text:span><text:span text:style-name="T105">:</text:span> <text:span text:style-name="T162">Construa</text:span> um programa em que sejam cadastrados os nomes de 4 alunos, e duas notas para cada aluno cadastrado. Ao final o programa deve apresentar <text:span text:style-name="T148">um relatório que tenha:</text:span></text:p>
      <text:p text:style-name="P66">- <text:span text:style-name="T148">U</text:span>ma lista com os nomes de cada aluno e suas respectivas médias;</text:p>
      <text:p text:style-name="P66">- <text:span text:style-name="T148">O</text:span>utra lista com os nomes e o status de suas médias. Caso o aluno tenha média maior ou igual a 7, aluno aprovado, caso a nota seja menor do que 7, aluno reprovado. A lista de status deverá conter o nome seguido do status de cada usuário cadastrado;</text:p>
      <text:p text:style-name="P66">- <text:span text:style-name="T148">A </text:span>quantidade de alunos com a média maior do que a média da turma e a média da turma. Use variáveis compostas (vetores/<text:span text:style-name="T162">arrays</text:span>).</text:p>
      <text:p text:style-name="P26"><text:span text:style-name="T58">ex0</text:span><text:span text:style-name="T64">5</text:span><text:span text:style-name="T95">7_</text:span><text:span text:style-name="T98">so</text:span><text:span text:style-name="T58">ComC</text:span><text:span text:style-name="T105">:</text:span> <text:span text:style-name="T163">Desenvolva</text:span> um programa que sejam cadastrados 10 nomes de usuários. No final o programa deve apresentar uma lista com os nomes que começam com a letra “C”.</text:p>
      <text:p text:style-name="P27"><text:span text:style-name="T1">ex0</text:span><text:span text:style-name="T14">5</text:span><text:span text:style-name="T49">8_</text:span><text:span text:style-name="T1">Ordena Vetor:</text:span> <text:span text:style-name="T164">Crie</text:span> um programa em que o usuário digite 10 valores de forma aleatória e no final o programa apresente os valores em ordem crescente.</text:p>
      <text:p text:style-name="P28"><text:span text:style-name="T58">ex0</text:span><text:span text:style-name="T65">5</text:span><text:span text:style-name="T95">9_</text:span><text:span text:style-name="T99">c</text:span><text:span text:style-name="T58">ampeonatoFutebol</text:span><text:span text:style-name="T105">:</text:span> <text:span text:style-name="T165">Elabore</text:span> um programa em que seja cadastrado 3 times e no final seja mostrado uma tabela com os confrontos entre os times.</text:p>
      <text:p text:style-name="P45"><text:span text:style-name="T55">ex0</text:span><text:span text:style-name="T56">60_</text:span><text:span text:style-name="T57">c</text:span><text:span text:style-name="T55">orrigindoProvas</text:span><text:span text:style-name="T166">: </text:span><text:span text:style-name="T167">Construa</text:span><text:span text:style-name="T166"> um programa que seja cadastrado um gabarito com 5 questões. Cadastre também 3 alunos e as 5 resposta de cada aluno. Cada resposta correta do aluno valerá 2 pontos. No final o programa deve mostrar a lista com o nome dos alunos e a nota de cada aluno. Também deverá ser mostrado a média final da turma.</text:span></text:p>
      <text:p text:style-name="P29"><text:span text:style-name="T1">ex0</text:span><text:span text:style-name="T49">61_</text:span><text:span text:style-name="T51">r</text:span><text:span text:style-name="T58">eservarCinema</text:span>: <text:span text:style-name="T107">Desenvolva</text:span><text:span text:style-name="T105"> um programa que simule a reserva de cadeiras de um cinema. No total serão 10 cadeiras. Quando o usuario escolher qual a sua cadeira, deverá ser apresentado quais as cadeiras estão livres e quais estão ocupadas. Caso o usuário escolha uma cadeira já ocupada, uma mensagem devera notificá-lo que a sua opção já foi escolhida e deverá perguntar se ele quer escolher outra. O programa sera encerrado quando o usuário optar por não escolher mais cadeiras.</text:span></text:p>
      <text:p text:style-name="P2"/>
      <text:p text:style-name="P52">VARIÁVEIS COMPOSTAS HOMOGÊNEAS MULTIDIMENSIONAIS (MATRIZES)</text:p>
      <text:p text:style-name="P72"><text:soft-page-break/></text:p>
      <text:p text:style-name="P48"><text:span text:style-name="T1">ex0</text:span><text:span text:style-name="T52">62</text:span><text:span text:style-name="T53">_</text:span><text:span text:style-name="T54">m</text:span><text:span text:style-name="T1">atriz3x2</text:span>: <text:span text:style-name="T169">Crie</text:span> um programa que solicite ao usuario inserir valores numa matriz de ordem 3x2. No final o programa deverá apresentar os valores inseridos pelo usuário.</text:p>
      <text:p text:style-name="P2">ex0<text:span text:style-name="T168">63</text:span> → MATRIZ 3x3 PAR: Crie um programa que o usuario insira valores numa matriz 3x3. Deverá ser mostrada a posição a qual o usuário esta inserindo o valor. No final o programa deverá mostrar a matriz com todos o valores inseridos pelo usuário, destacando os valores pares. Deverá apresentar também o total de valores pares inseridos.</text:p>
      <text:p text:style-name="P2">ex0<text:span text:style-name="T168">64</text:span> → MATRIZ_IDENTIDADE 3x3: Elabore um programa que mostre uma matriz identidade de ordem 3x3.</text:p>
      <text:p text:style-name="P2">ex0<text:span text:style-name="T168">65</text:span> → MATRIZ 4x4: Construa um programa que o usuario insira valores numa matriz de ordem 4x4. O programa deverá apresentar o valores da matriz; a soma da Diagonal Principal, o produto da segunda linha e o maior valor da terceira coluna.</text:p>
      <text:p text:style-name="P2">ex0<text:span text:style-name="T168">66</text:span> → DISSECANDO MATRIZ: Elabore um programa que o usuario insira valoes numa matriz de ordem 4x4. O programa deve conter um menu com as opções: Matriz completa, Diagonal principal, Triângulo superior, Triângulo inferior e Sair. O programa deve mostrar a matriz de acordo com a opção escolhida pelo usuário. Se o usuário escolhe matriz completa, deve ser mostrado a matriz completa, se o usuário escolher a diagonal principal, deve ser mostrado a diagonal principal e assim por diante.</text:p>
      <text:p text:style-name="P2">ex0<text:span text:style-name="T168">67</text:span> → JOGO DA VELH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2-10-21T20:36:32.395761886</dc:date>
    <meta:editing-duration>P1DT19H3M34S</meta:editing-duration>
    <meta:editing-cycles>63</meta:editing-cycles>
    <meta:generator>LibreOffice/6.1.5.2$Linux_X86_64 LibreOffice_project/10$Build-2</meta:generator>
    <meta:document-statistic meta:table-count="1" meta:image-count="0" meta:object-count="0" meta:page-count="7" meta:paragraph-count="108" meta:word-count="2696" meta:character-count="16088" meta:non-whitespace-character-count="13493"/>
  </office:meta>
</office:document-meta>
</file>